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Generato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alendar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endar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endarGenerator.addContent( Calendar dat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Generator.genera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08">
            <text:p text:style-name="Table_20_Contents">1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